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25cm" fo:min-width="6cm"/>
    </style:style>
    <style:style style:name="gr3" style:family="graphic" style:parent-style-name="standard">
      <style:graphic-properties draw:textarea-horizontal-align="justify" draw:textarea-vertical-align="middle" draw:auto-grow-height="false" fo:min-height="4.25cm" fo:min-width="6cm"/>
      <style:paragraph-properties style:writing-mode="lr-tb"/>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subtitle">
      <style:graphic-properties draw:fill-color="#ffffff" draw:auto-grow-height="true" fo:min-height="2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0.53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outline1">
      <style:graphic-properties fo:min-height="9.501cm"/>
      <style:paragraph-properties style:writing-mode="lr-tb"/>
    </style:style>
    <style:style style:name="P1" style:family="paragraph">
      <style:paragraph-properties fo:text-align="center" style:writing-mode="lr-tb"/>
    </style:style>
    <style:style style:name="P2" style:family="paragraph">
      <style:paragraph-properties style:writing-mode="lr-tb"/>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loext:graphic-properties draw:fill-color="#ffffff"/>
      <style:paragraph-properties style:writing-mode="lr-tb"/>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cm" fo:margin-bottom="0cm"/>
      <style:text-properties fo:font-size="12pt" style:font-size-asian="12pt" style:font-size-complex="12pt"/>
    </style:style>
    <style:style style:name="P7" style:family="paragraph">
      <style:paragraph-properties fo:margin-top="0cm" fo:margin-bottom="0cm"/>
    </style:style>
    <style:style style:name="P8" style:family="paragraph">
      <style:paragraph-properties fo:margin-top="0cm" fo:margin-bottom="0cm" style:writing-mode="lr-tb"/>
      <style:text-properties fo:font-size="12pt" style:font-size-asian="12pt" style:font-size-complex="12pt"/>
    </style:style>
    <style:style style:name="P9" style:family="paragraph">
      <style:paragraph-properties fo:text-align="center"/>
    </style:style>
    <style:style style:name="P10" style:family="paragraph">
      <style:paragraph-properties fo:text-align="center"/>
      <style:text-properties fo:font-size="12pt" style:font-size-asian="12pt" style:font-size-complex="12pt"/>
    </style:style>
    <style:style style:name="P11" style:family="paragraph">
      <loext:graphic-properties draw:fill-color="#ffffff"/>
    </style:style>
    <style:style style:name="P12" style:family="paragraph">
      <style:paragraph-properties fo:text-align="center" style:writing-mode="lr-tb"/>
      <style:text-properties fo:font-size="15pt" style:font-size-asian="15pt" style:font-size-complex="15pt"/>
    </style:style>
    <style:style style:name="P13" style:family="paragraph">
      <style:paragraph-properties fo:text-align="center"/>
      <style:text-properties fo:font-size="15pt" style:font-size-asian="15pt" style:font-size-complex="15pt"/>
    </style:style>
    <style:style style:name="P14" style:family="paragraph">
      <style:text-properties fo:font-size="15pt" style:font-size-asian="15pt" style:font-size-complex="15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style>
    <style:style style:name="P17" style:family="paragraph">
      <loext:graphic-properties draw:fill-color="#ffffff"/>
      <style:text-properties fo:font-size="20pt"/>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3cm" svg:x="2cm" svg:y="8.5cm" presentation:class="title">
          <draw:text-box>
            <text:p text:style-name="P1">Análisis del problema</text:p>
          </draw:text-box>
        </draw:frame>
        <draw:frame presentation:style-name="pr2" draw:text-style-name="P3" draw:layer="layout" svg:width="24cm" svg:height="2cm" svg:x="2cm" svg:y="12cm" presentation:class="subtitle">
          <draw:text-box>
            <text:p text:style-name="P2"><text:span text:style-name="T1">Julián Guillermo Zapata Rugeles</text:span></text:p>
            <text:p text:style-name="P2"><text:span text:style-name="T1"/></text:p>
            <text:p text:style-name="P2"><text:span text:style-name="T1">Universidad de Antioquia</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5" draw:layer="layout" svg:width="24.599cm" svg:height="2.313cm" svg:x="2cm" svg:y="1.079cm" presentation:class="title" presentation:user-transformed="true">
          <draw:text-box>
            <text:p text:style-name="P1"><text:span text:style-name="T2">1. Generar disparos ofensivos que comprometan la integridad del cañón defensivo.</text:span><text:line-break/></text:p>
          </draw:text-box>
        </draw:frame>
        <draw:frame presentation:style-name="pr5" draw:text-style-name="P8" draw:layer="layout" svg:width="24cm" svg:height="10.135cm" svg:x="2cm" svg:y="3.5cm" presentation:class="outline" presentation:user-transformed="true">
          <draw:text-box>
            <text:list text:style-name="L3">
              <text:list-item>
                <text:p text:style-name="P6"><text:span text:style-name="T3">Para generar los disparos del cañón ofensivo planeo crear una librería de movimientos que me permita dotar <text:s/></text:span></text:p>
                <text:p text:style-name="P6"><text:span text:style-name="T3">a una clase (proyectil) de las ecuaciones de tiro parabólico. Para generar dicho disparo se usará una clase </text:span></text:p>
                <text:p text:style-name="P6"><text:span text:style-name="T3">(cañones) la cual creará y enviará a la escena a un proyectil autónomo.</text:span></text:p>
                <text:p text:style-name="P6"><text:span text:style-name="T3"/></text:p>
              </text:list-item>
              <text:list-item>
                <text:p text:style-name="P6"><text:span text:style-name="T3">Para comprometer la integridad del cañón defensivo se creará un método que permita calcular el ángulo</text:span></text:p>
                <text:p text:style-name="P6"><text:span text:style-name="T3">y velocidad de disparo (altura incluida) de tal manera que la trayectoria del proyectil impacte inequívocamente el cañón defensivo.</text:span></text:p>
                <text:p text:style-name="P6"><text:span text:style-name="T3">Es necesario crear un método (pensé en uno de fuerza o fórmula) donde conocido las coordenadas del enemigo </text:span></text:p>
                <text:p text:style-name="P6"><text:span text:style-name="T3">puedo simular determinados números de disparos y corroborar que dicha trayectoria sea la indicada.</text:span></text:p>
                <text:p text:style-name="P6"><text:span text:style-name="T3"/></text:p>
              </text:list-item>
              <text:list-item>
                <text:p text:style-name="P6"><text:span text:style-name="T3">Se emitirá entonces la señal espiá 2 segundos después del lanzamiento para comprobación .</text:span></text:p>
                <text:p text:style-name="P6"><text:span text:style-name="T3"/></text:p>
                <text:p text:style-name="P6"><text:span text:style-name="T4">Consideraciones </text:span></text:p>
                <text:p text:style-name="P6"><text:span text:style-name="T3"/></text:p>
              </text:list-item>
            </text:list>
            <text:list text:style-name="L4">
              <text:list-item>
                <text:list>
                  <text:list-item>
                    <text:list>
                      <text:list-item>
                        <text:p text:style-name="P7"><text:span text:style-name="T3">Angulo de disparo </text:span></text:p>
                      </text:list-item>
                      <text:list-item>
                        <text:p text:style-name="P7"><text:span text:style-name="T3">Velocidad del disparo</text:span></text:p>
                      </text:list-item>
                      <text:list-item>
                        <text:p text:style-name="P7"><text:span text:style-name="T3">Altura del cañón</text:span></text:p>
                        <text:p><text:span text:style-name="T3"/></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5cm" svg:height="3cm" svg:x="2cm" svg:y="0.5cm" presentation:class="title">
          <draw:text-box>
            <text:p>1)</text:p>
          </draw:text-box>
        </draw:frame>
        <draw:custom-shape draw:style-name="gr2" draw:text-style-name="P9" draw:layer="layout" svg:width="6.5cm" svg:height="4.5cm" svg:x="1cm" svg:y="4.5cm">
          <text:p/>
          <draw:enhanced-geometry svg:viewBox="0 0 21600 21600" draw:type="rectangle" draw:enhanced-path="M 0 0 L 21600 0 21600 21600 0 21600 0 0 Z N"/>
        </draw:custom-shape>
        <draw:custom-shape draw:style-name="gr3" draw:text-style-name="P10" draw:layer="layout" svg:width="6.5cm" svg:height="4.5cm" svg:x="7.5cm" svg:y="4.5cm">
          <text:p text:style-name="P9"><text:span text:style-name="T3">Se emite información sobre </text:span></text:p>
          <text:p text:style-name="P9"><text:span text:style-name="T3">El disparo 2 segundos luego</text:span></text:p>
          <text:p text:style-name="P9"><text:span text:style-name="T3">Del evento</text:span></text:p>
          <draw:enhanced-geometry svg:viewBox="0 0 21600 21600" draw:type="rectangle" draw:enhanced-path="M 0 0 L 21600 0 21600 21600 0 21600 0 0 Z N"/>
        </draw:custom-shape>
        <draw:custom-shape draw:style-name="gr3" draw:text-style-name="P10" draw:layer="layout" svg:width="6.5cm" svg:height="4.5cm" svg:x="1cm" svg:y="4.5cm">
          <text:p text:style-name="P10"><text:span text:style-name="T3">Generar un disparo que puede </text:span></text:p>
          <text:p text:style-name="P10"><text:span text:style-name="T3">Acertar al cañón defensivo</text:span></text:p>
          <draw:enhanced-geometry svg:viewBox="0 0 21600 21600" draw:type="rectangle" draw:enhanced-path="M 0 0 L 21600 0 21600 21600 0 21600 0 0 Z N"/>
        </draw:custom-shape>
        <draw:custom-shape draw:style-name="gr3" draw:text-style-name="P10" draw:layer="layout" svg:width="6.5cm" svg:height="4.5cm" svg:x="14cm" svg:y="4.5cm">
          <text:p text:style-name="P9"><text:span text:style-name="T3">El cañón defensivo recibe la </text:span></text:p>
          <text:p text:style-name="P9"><text:span text:style-name="T3">Información y calcula la posible</text:span></text:p>
          <text:p text:style-name="P9"><text:span text:style-name="T3">Ubicación del proyectil </text:span></text:p>
          <text:p text:style-name="P9"><text:span text:style-name="T3">En el nuevo instante de tiempo</text:span></text:p>
          <draw:enhanced-geometry svg:viewBox="0 0 21600 21600" draw:type="rectangle" draw:enhanced-path="M 0 0 L 21600 0 21600 21600 0 21600 0 0 Z N"/>
        </draw:custom-shape>
        <draw:custom-shape draw:style-name="gr3" draw:text-style-name="P10" draw:layer="layout" svg:width="6.5cm" svg:height="4.5cm" svg:x="20.5cm" svg:y="4.5cm">
          <text:p text:style-name="P9"><text:span text:style-name="T3">Se genera un disparo a fin </text:span></text:p>
          <text:p text:style-name="P9"><text:span text:style-name="T3">De evitar que el disparo </text:span></text:p>
          <text:p text:style-name="P9"><text:span text:style-name="T3">ofensivo dañe el defensivo.</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12" draw:layer="layout" svg:width="24.599cm" svg:height="0.725cm" svg:x="2cm" svg:y="1.873cm" presentation:class="title" presentation:user-transformed="true">
          <draw:text-box>
            <text:p text:style-name="P12"><text:span text:style-name="T2">2. Generar disparos defensivos que comprometan la integridad del cañón ofensivo.</text:span></text:p>
          </draw:text-box>
        </draw:frame>
        <draw:frame presentation:style-name="pr5" draw:text-style-name="P8" draw:layer="layout" svg:width="24cm" svg:height="10.135cm" svg:x="2cm" svg:y="3.5cm" presentation:class="outline" presentation:user-transformed="true">
          <draw:text-box>
            <text:list text:style-name="L3">
              <text:list-item>
                <text:p text:style-name="P6"><text:span text:style-name="T3">Para que el cañón defensivo planteé disparar contra el ofensivo consideraré que el espiá me dote de información</text:span></text:p>
                <text:p text:style-name="P6"><text:span text:style-name="T3">necesaria para disparar ofensivamente. Como prioridad debo minimizar el uso de disparos defensivos, para realizar esta restricción consideraré realizar una comprobación de la trayectoria del proyectil enemigo en camino</text:span></text:p>
                <text:p text:style-name="P6"><text:span text:style-name="T3">con la finalidad de interceptarlo. </text:span></text:p>
              </text:list-item>
              <text:list-item>
                <text:p text:style-name="P6"><text:span text:style-name="T3">Calcularé la trayectoria <text:s/>en ese instante de tiempo que permita conocer en tiempo real la ubicación del proyectil (como sé que el espiá me dará la información 2 segundos luego) se hará un nuevo cálculo para determinar a tiempo su posición </text:span></text:p>
              </text:list-item>
              <text:list-item>
                <text:p text:style-name="P6"><text:span text:style-name="T3">Una vez se determine que el disparo enemigo impactará inequívocamente se podrá generar el disparo. </text:span></text:p>
              </text:list-item>
              <text:list-item>
                <text:p text:style-name="P6"><text:span text:style-name="T3">Solo se hará efectiva la defensa si existe información oportuna de espía.</text:span></text:p>
                <text:p text:style-name="P6"><text:span text:style-name="T3"/></text:p>
                <text:p text:style-name="P6"><text:span text:style-name="T4">Consideraciones </text:span></text:p>
                <text:p text:style-name="P6"><text:span text:style-name="T3"/></text:p>
              </text:list-item>
            </text:list>
            <text:list text:style-name="L4">
              <text:list-item>
                <text:list>
                  <text:list-item>
                    <text:list>
                      <text:list-item>
                        <text:p text:style-name="P7"><text:span text:style-name="T3">Información espía</text:span></text:p>
                      </text:list-item>
                      <text:list-item>
                        <text:p text:style-name="P7"><text:span text:style-name="T3">Solo se disparará de forma defensiva </text:span></text:p>
                      </text:list-item>
                      <text:list-item>
                        <text:p text:style-name="P7"><text:span text:style-name="T3">Si los cañones defensivos solo tiene el propósito de defenderse es poco probable que exista un proyectil que pueda impactar al enemigo.</text:span></text:p>
                        <text:p><text:span text:style-name="T3"/></text:p>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14" draw:layer="layout" svg:width="25cm" svg:height="3cm" svg:x="2cm" svg:y="0.5cm" presentation:class="title" presentation:user-transformed="true">
          <draw:text-box>
            <text:p text:style-name="P13"><text:span text:style-name="T2">3). Dado un disparo ofensivo, generar disparos defensivos que impida que el cañón defensivo</text:span><text:span text:style-name="T2"><text:line-break/></text:span><text:span text:style-name="T2">sea destruido sin importar si el cañón ofensivo pueda ser destruido.</text:span></text:p>
          </draw:text-box>
        </draw:frame>
        <draw:frame presentation:style-name="pr9" draw:text-style-name="P15" draw:layer="layout" svg:width="25cm" svg:height="9.5cm" svg:x="2cm" svg:y="4cm" presentation:class="outline">
          <draw:text-box>
            <text:list text:style-name="L3">
              <text:list-item>
                <text:p text:style-name="P15"><text:span text:style-name="T3">Consideraré que una vez determinada la trayectoria del proyectil y este inminente mente colisionará con el defensivo</text:span></text:p>
                <text:p text:style-name="P6"><text:span text:style-name="T3">haré varios disparos para contrarrestarlo. Puesto que los disparos inicialmente se harán con el propósito de destruir el proyectil enemigo en camino, existe la posibilidad que al ser varios proyectiles (defensivos) algunos continúen sus trayectorias e impacten al cañón ofensivo.</text:span></text:p>
              </text:list-item>
              <text:list-item>
                <text:p text:style-name="P6"><text:span text:style-name="T3">Consideraré que la destrucción enemiga será indirectamente porque solo dispararé de forma defensiva y esta destrucción será consecuencia de disparos simultáneos . Si el cañón ofensivo es dañado en un contra Ataque. La razón será una trayectoria coincidente.</text:span></text:p>
                <text:p text:style-name="P6"><text:span text:style-name="T3"/></text:p>
              </text:list-item>
            </text:list>
            <text:list text:style-name="L4">
              <text:list-item>
                <text:list>
                  <text:list-item>
                    <text:list>
                      <text:list-item>
                        <text:p><text:span text:style-name="T3">El cañón ofensivo puede ser destruido indirectamente.</text:span></text:p>
                      </text:list-item>
                      <text:list-item>
                        <text:p><text:span text:style-name="T3">Puesto que no se plantea la idea de defenderse en este caso. El cañón enemigo será destruido si un proyectil le impacta.</text:span></text:p>
                      </text:list-item>
                      <text:list-item>
                        <text:p><text:span text:style-name="T3">Múltiples disparos defensivos serán generados.</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5cm" svg:height="3cm" svg:x="2cm" svg:y="0.5cm" presentation:class="title">
          <draw:text-box>
            <text:p>1)</text:p>
          </draw:text-box>
        </draw:frame>
        <draw:custom-shape draw:style-name="gr2" draw:text-style-name="P9" draw:layer="layout" svg:width="6.5cm" svg:height="4.5cm" svg:x="1cm" svg:y="4.5cm">
          <text:p/>
          <draw:enhanced-geometry svg:viewBox="0 0 21600 21600" draw:type="rectangle" draw:enhanced-path="M 0 0 L 21600 0 21600 21600 0 21600 0 0 Z N"/>
        </draw:custom-shape>
        <draw:custom-shape draw:style-name="gr3" draw:text-style-name="P10" draw:layer="layout" svg:width="6.5cm" svg:height="4.5cm" svg:x="7.5cm" svg:y="4.5cm">
          <text:p text:style-name="P16"><text:span text:style-name="T3">Se emite información sobre </text:span></text:p>
          <text:p text:style-name="P16"><text:span text:style-name="T3">El disparo 2 segundos luego</text:span></text:p>
          <text:p text:style-name="P16"><text:span text:style-name="T3">Del evento</text:span></text:p>
          <draw:enhanced-geometry svg:viewBox="0 0 21600 21600" draw:type="rectangle" draw:enhanced-path="M 0 0 L 21600 0 21600 21600 0 21600 0 0 Z N"/>
        </draw:custom-shape>
        <draw:custom-shape draw:style-name="gr3" draw:text-style-name="P10" draw:layer="layout" svg:width="6.5cm" svg:height="4.5cm" svg:x="1cm" svg:y="4.5cm">
          <text:p text:style-name="P10"><text:span text:style-name="T3">Generar un disparo que puede </text:span></text:p>
          <text:p text:style-name="P10"><text:span text:style-name="T3">Acertar al cañón defensivo</text:span></text:p>
          <draw:enhanced-geometry svg:viewBox="0 0 21600 21600" draw:type="rectangle" draw:enhanced-path="M 0 0 L 21600 0 21600 21600 0 21600 0 0 Z N"/>
        </draw:custom-shape>
        <draw:custom-shape draw:style-name="gr3" draw:text-style-name="P10" draw:layer="layout" svg:width="6.5cm" svg:height="4.5cm" svg:x="14cm" svg:y="4.5cm">
          <text:p text:style-name="P16"><text:span text:style-name="T3">El cañón defensivo recibe la </text:span></text:p>
          <text:p text:style-name="P16"><text:span text:style-name="T3">Información y calcula la posible</text:span></text:p>
          <text:p text:style-name="P16"><text:span text:style-name="T3">Ubicación del proyectil </text:span></text:p>
          <text:p text:style-name="P16"><text:span text:style-name="T3">En el nuevo instante de tiempo</text:span></text:p>
          <draw:enhanced-geometry svg:viewBox="0 0 21600 21600" draw:type="rectangle" draw:enhanced-path="M 0 0 L 21600 0 21600 21600 0 21600 0 0 Z N"/>
        </draw:custom-shape>
        <draw:custom-shape draw:style-name="gr3" draw:text-style-name="P10" draw:layer="layout" svg:width="6.5cm" svg:height="4.5cm" svg:x="20.5cm" svg:y="4.5cm">
          <text:p text:style-name="P16"><text:span text:style-name="T3">Se generan múltiples disparos </text:span></text:p>
          <text:p text:style-name="P16"><text:span text:style-name="T3">Uno de ellos interceptará el </text:span></text:p>
          <text:p text:style-name="P16"><text:span text:style-name="T3">Ofensivo, los otros podrían seguir</text:span></text:p>
          <text:p text:style-name="P16"><text:span text:style-name="T3">Y dañar el ofensivo</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6" presentation:class="page"/>
          <draw:frame presentation:style-name="pr8" draw:text-style-name="P17"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text-style-name="P13" draw:layer="layout" svg:width="25cm" svg:height="3cm" svg:x="2cm" svg:y="0.5cm" presentation:class="title" presentation:user-transformed="true">
          <draw:text-box>
            <text:p text:style-name="P13"><text:span text:style-name="T2">4). Dado un disparo ofensivo, generar disparo defensivos que impidan que los cañones defensivo y ofensivo puedan ser destruidos.</text:span></text:p>
          </draw:text-box>
        </draw:frame>
        <draw:frame presentation:style-name="pr9" draw:text-style-name="P15" draw:layer="layout" svg:width="25cm" svg:height="9.5cm" svg:x="2cm" svg:y="4cm" presentation:class="outline">
          <draw:text-box>
            <text:list text:style-name="L3">
              <text:list-item>
                <text:p text:style-name="P15"><text:span text:style-name="T3">En este caso consideraré que ambos cañones pueden defenderse. Esto quiere decir que un disparo que vaya a impactar inequívocamente a el cañón defensivo este generará disparos a fin de destruir el proyectil que está en camino. Estos proyectiles pueden continuar su rumbo y podrían impactar al ofensivo , sin embargo este tendrá su capacidad de defensa arriba y se defenderá nuevamente a fin de evitar ser dañado.</text:span></text:p>
                <text:p text:style-name="P15"><text:span text:style-name="T3">Esto quiere decir que nadie será destruido.</text:span></text:p>
              </text:list-item>
              <text:list-item>
                <text:p text:style-name="P15"><text:span text:style-name="T3">Consideraré el hecho de que cada cañón tenga la capacidad defensiva para este caso</text:span></text:p>
              </text:list-item>
            </text:list>
            <text:list text:style-name="L4">
              <text:list-item>
                <text:list>
                  <text:list-item>
                    <text:list>
                      <text:list-item>
                        <text:p><text:span text:style-name="T3">Ambos cañones podrán defenderse simultáneamente <text:s/>cada uno de ellos basado en información espiá</text:span></text:p>
                      </text:list-item>
                      <text:list-item>
                        <text:p><text:span text:style-name="T3">El cañón ofensivo podrá defenderse (solo si existe la posibilidad de que sea impactado) , sin embargo tengo en cuenta que el cañón defensivo solo dispará priorizando el uso de su artillería por lo que <text:s/>solo existiría un caso en el que el cañón ofensivo se defienda y es disparos <text:s/>(varios) defensivos que indirectamente puedan destruirlos. </text:span></text:p>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8" draw:text-style-name="P1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14" draw:layer="layout" svg:width="25cm" svg:height="3cm" svg:x="2cm" svg:y="0.5cm" presentation:class="title" presentation:user-transformed="true">
          <draw:text-box>
            <text:p text:style-name="P13"><text:span text:style-name="T2">5. Dado un disparo ofensivo efectivo y un disparo defensivo que comprometa la efectividad del</text:span><text:span text:style-name="T2"><text:line-break/></text:span><text:span text:style-name="T2">ataque ofensivo, generar disparos que neutralicen el ataque defensivo y permitan que el ataque ofensivo sea efectivo.</text:span><text:span text:style-name="T2"><text:line-break/></text:span><text:span text:style-name="T2"/></text:p>
          </draw:text-box>
        </draw:frame>
        <draw:frame presentation:style-name="pr9" draw:text-style-name="P15" draw:layer="layout" svg:width="25cm" svg:height="9.5cm" svg:x="2cm" svg:y="4cm" presentation:class="outline" presentation:user-transformed="true">
          <draw:text-box>
            <text:list text:style-name="L3">
              <text:list-item>
                <text:p text:style-name="P15"><text:span text:style-name="T3">Para este caso estoy considerando que debe existir una situación que exige alta velocidad de disparo con el objetivo de interceptar la defensa y dar continuidad al disparo inicial. Imagino que debo contar igualmente con información del cañón defensivo para calcular la coordenada donde interceptaré al proyectil defensivo.</text:span></text:p>
                <text:p text:style-name="P15"><text:span text:style-name="T3">Para este caso es necesario que el cañón defensivo sea destruido pues se hará efectivo el primer disparo del lado ofensivo , el segundo será defensivo y el tercero lo hará nuevamente el ofensivo a fin de interceptar el <text:s/>2 disparo.</text:span></text:p>
                <text:p text:style-name="P15"><text:span text:style-name="T3">Como resultado el cañón defensivo será destruido sin excepción.</text:span></text:p>
              </text:list-item>
            </text:list>
            <text:list text:style-name="L4">
              <text:list-item>
                <text:list>
                  <text:list-item>
                    <text:list>
                      <text:list-item>
                        <text:p><text:span text:style-name="T3">El cañón defensivo será destruido</text:span></text:p>
                      </text:list-item>
                      <text:list-item>
                        <text:p><text:span text:style-name="T3">El disparo con intención de interceptar el defensivo debe tener una velocidad mayor</text:span></text:p>
                      </text:list-item>
                      <text:list-item>
                        <text:p><text:span text:style-name="T3">Se debe interceptar el defensivo sin excepción para que se pueda hacer efectivo el ofensivo.</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C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style>
    <style:style style:name="Impress-outline3" style:family="presentation" style:parent-style-name="Impress-outline2">
      <style:paragraph-properties fo:margin-left="0cm" fo:margin-right="0cm" fo:margin-top="0cm" fo:margin-bottom="0.296cm" fo:text-indent="0cm"/>
    </style:style>
    <style:style style:name="Impress-outline4" style:family="presentation" style:parent-style-name="Impress-outline3">
      <style:paragraph-properties fo:margin-left="0cm" fo:margin-right="0cm" fo:margin-top="0cm" fo:margin-bottom="0.196cm" fo:text-indent="0cm"/>
    </style:style>
    <style:style style:name="Impress-outline5" style:family="presentation" style:parent-style-name="Impress-outline4">
      <style:paragraph-properties fo:margin-left="0cm" fo:margin-right="0cm" fo:margin-top="0cm" fo:margin-bottom="0.096cm" fo:text-indent="0cm"/>
    </style:style>
    <style:style style:name="Impress-outline6" style:family="presentation" style:parent-style-name="Impress-outline5"/>
    <style:style style:name="Impress-outline7" style:family="presentation" style:parent-style-name="Impress-outline6"/>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style>
    <style:style style:name="Impress1-outline3" style:family="presentation" style:parent-style-name="Impress1-outline2">
      <style:paragraph-properties fo:margin-left="0cm" fo:margin-right="0cm" fo:margin-top="0cm" fo:margin-bottom="0.223cm" fo:text-indent="0cm"/>
    </style:style>
    <style:style style:name="Impress1-outline4" style:family="presentation" style:parent-style-name="Impress1-outline3">
      <style:paragraph-properties fo:margin-left="0cm" fo:margin-right="0cm" fo:margin-top="0cm" fo:margin-bottom="0.15cm" fo:text-indent="0cm"/>
    </style:style>
    <style:style style:name="Impress1-outline5" style:family="presentation" style:parent-style-name="Impress1-outline4">
      <style:paragraph-properties fo:margin-left="0cm" fo:margin-right="0cm" fo:margin-top="0cm" fo:margin-bottom="0.075cm" fo:text-indent="0cm"/>
    </style:style>
    <style:style style:name="Impress1-outline6" style:family="presentation" style:parent-style-name="Impress1-outline5"/>
    <style:style style:name="Impress1-outline7" style:family="presentation" style:parent-style-name="Impress1-outline6"/>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úmero&gt;</text:page-number></text:span><text:span text:style-name="MT2"><text:s/>/ </text:span><text:span text:style-name="MT2"><text:page-count>8</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úmero&gt;</text:page-number></text:span><text:span text:style-name="MT2"><text:s/>/ </text:span><text:span text:style-name="MT2"><text:page-count>8</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04T08:26:36.394000000</meta:creation-date>
    <meta:editing-duration>PT39M25S</meta:editing-duration>
    <meta:editing-cycles>12</meta:editing-cycles>
    <meta:generator>LibreOffice/7.1.0.3$Windows_X86_64 LibreOffice_project/f6099ecf3d29644b5008cc8f48f42f4a40986e4c</meta:generator>
    <dc:title>Impress</dc:title>
    <dc:date>2021-02-04T10:32:39.170000000</dc:date>
    <meta:document-statistic meta:object-count="74"/>
  </office:meta>
</office:document-meta>
</file>